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71168A2B6098B618.png" manifest:media-type="image/png"/>
  <manifest:file-entry manifest:full-path="Pictures/1000020100000280000001E057A5B8E946E13918.png" manifest:media-type="image/png"/>
  <manifest:file-entry manifest:full-path="Pictures/1000020100000280000001E0D4503070BB9481F3.png" manifest:media-type="image/png"/>
  <manifest:file-entry manifest:full-path="Pictures/10000000000001E1000001217BD17569916BE532.png" manifest:media-type="image/png"/>
  <manifest:file-entry manifest:full-path="Pictures/10000000000001E100000121244B891C610C8A3C.png" manifest:media-type="image/png"/>
  <manifest:file-entry manifest:full-path="Pictures/10000000000001E100000121B5EB1C848643CC90.png" manifest:media-type="image/png"/>
  <manifest:file-entry manifest:full-path="Pictures/10000000000001E1000001213DF1467156A9B7A4.png" manifest:media-type="image/png"/>
  <manifest:file-entry manifest:full-path="Pictures/10000000000001E100000121E59DB49081CC99DF.png" manifest:media-type="image/png"/>
  <manifest:file-entry manifest:full-path="Pictures/10000000000001E10000012130178EB357DF8476.png" manifest:media-type="image/png"/>
  <manifest:file-entry manifest:full-path="Pictures/10000000000001E1000001210B9F781C0CAEAC83.png" manifest:media-type="image/png"/>
  <manifest:file-entry manifest:full-path="Pictures/10000000000001E1000001213E41A6587CD457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9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12.727cm" svg:height="7.646cm" svg:x="1.073cm" svg:y="1.8cm">
            <draw:image xlink:href="Pictures/10000000000001E100000121244B891C610C8A3C.png" xlink:type="simple" xlink:show="embed" xlink:actuate="onLoad">
              <text:p/>
            </draw:image>
          </draw:frame>
          <draw:frame draw:style-name="gr1" draw:text-style-name="P1" draw:layer="layout" svg:width="12.727cm" svg:height="7.646cm" svg:x="14.673cm" svg:y="1.754cm">
            <draw:image xlink:href="Pictures/10000000000001E10000012130178EB357DF8476.png" xlink:type="simple" xlink:show="embed" xlink:actuate="onLoad">
              <text:p/>
            </draw:image>
          </draw:frame>
          <draw:frame draw:style-name="gr1" draw:text-style-name="P1" draw:layer="layout" svg:width="12.727cm" svg:height="7.646cm" svg:x="1cm" svg:y="11.754cm">
            <draw:image xlink:href="Pictures/10000000000001E100000121E59DB49081CC99DF.png" xlink:type="simple" xlink:show="embed" xlink:actuate="onLoad">
              <text:p/>
            </draw:image>
          </draw:frame>
          <draw:frame draw:style-name="gr2" draw:text-style-name="P3" draw:layer="layout" svg:width="3.8cm" svg:height="0.962cm" svg:x="5.4cm" svg:y="9.8cm">
            <draw:text-box>
              <text:p text:style-name="P2"><text:span text:style-name="T1">(a)</text:span></text:p>
            </draw:text-box>
          </draw:frame>
          <draw:frame draw:style-name="gr2" draw:text-style-name="P3" draw:layer="layout" svg:width="3.8cm" svg:height="0.962cm" svg:x="19.8cm" svg:y="9.6cm">
            <draw:text-box>
              <text:p text:style-name="P2"><text:span text:style-name="T1">(b)</text:span></text:p>
            </draw:text-box>
          </draw:frame>
          <draw:frame draw:style-name="gr2" draw:text-style-name="P3" draw:layer="layout" svg:width="3.8cm" svg:height="0.962cm" svg:x="5.8cm" svg:y="19.8cm">
            <draw:text-box>
              <text:p text:style-name="P2"><text:span text:style-name="T1">(c)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frame draw:style-name="gr1" draw:text-style-name="P1" draw:layer="layout" svg:width="12.727cm" svg:height="7.646cm" svg:x="14.873cm" svg:y="10.646cm">
            <draw:image xlink:href="Pictures/10000000000001E1000001210B9F781C0CAEAC83.png" xlink:type="simple" xlink:show="embed" xlink:actuate="onLoad">
              <text:p/>
            </draw:image>
          </draw:frame>
          <draw:frame draw:style-name="gr1" draw:text-style-name="P1" draw:layer="layout" svg:width="12.727cm" svg:height="7.646cm" svg:x="1.146cm" svg:y="10.6cm">
            <draw:image xlink:href="Pictures/10000000000001E1000001213DF1467156A9B7A4.png" xlink:type="simple" xlink:show="embed" xlink:actuate="onLoad">
              <text:p/>
            </draw:image>
          </draw:frame>
          <draw:frame draw:style-name="gr1" draw:text-style-name="P1" draw:layer="layout" svg:width="12.727cm" svg:height="7.646cm" svg:x="13.946cm" svg:y="1cm">
            <draw:image xlink:href="Pictures/10000000000001E1000001213E41A6587CD45715.png" xlink:type="simple" xlink:show="embed" xlink:actuate="onLoad">
              <text:p/>
            </draw:image>
          </draw:frame>
          <draw:frame draw:style-name="gr1" draw:text-style-name="P1" draw:layer="layout" svg:width="12.727cm" svg:height="7.646cm" svg:x="1.073cm" svg:y="1cm">
            <draw:image xlink:href="Pictures/10000000000001E1000001217BD17569916BE532.png" xlink:type="simple" xlink:show="embed" xlink:actuate="onLoad">
              <text:p/>
            </draw:image>
          </draw:frame>
          <draw:frame draw:style-name="gr2" draw:text-style-name="P3" draw:layer="layout" svg:width="3.8cm" svg:height="0.962cm" svg:x="5.473cm" svg:y="9.046cm">
            <draw:text-box>
              <text:p text:style-name="P2"><text:span text:style-name="T1">(a)</text:span></text:p>
            </draw:text-box>
          </draw:frame>
          <draw:frame draw:style-name="gr2" draw:text-style-name="P3" draw:layer="layout" svg:width="3.8cm" svg:height="0.962cm" svg:x="20.073cm" svg:y="18.684cm">
            <draw:text-box>
              <text:p text:style-name="P2"><text:span text:style-name="T1">(d)</text:span></text:p>
            </draw:text-box>
          </draw:frame>
          <draw:frame draw:style-name="gr2" draw:text-style-name="P3" draw:layer="layout" svg:width="3.8cm" svg:height="0.962cm" svg:x="18.473cm" svg:y="8.884cm">
            <draw:text-box>
              <text:p text:style-name="P2"><text:span text:style-name="T1">(b)</text:span></text:p>
            </draw:text-box>
          </draw:frame>
          <draw:frame draw:style-name="gr2" draw:text-style-name="P3" draw:layer="layout" svg:width="3.8cm" svg:height="0.962cm" svg:x="5.673cm" svg:y="18.484cm">
            <draw:text-box>
              <text:p text:style-name="P2"><text:span text:style-name="T1">(c)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g>
          <draw:frame draw:style-name="gr1" draw:text-style-name="P5" draw:layer="layout" svg:width="14.33cm" svg:height="10.747cm" svg:x="0.47cm" svg:y="1.438cm">
            <draw:image xlink:href="Pictures/1000020100000280000001E0D4503070BB9481F3.png" xlink:type="simple" xlink:show="embed" xlink:actuate="onLoad">
              <text:p/>
            </draw:image>
          </draw:frame>
          <draw:frame draw:style-name="gr4" draw:text-style-name="P6" draw:layer="layout" svg:width="10.192cm" svg:height="0.962cm" svg:x="3.07cm" svg:y="11.638cm">
            <draw:text-box>
              <text:p><text:span text:style-name="T1">Regularisation Parameter (100x)</text:span></text:p>
            </draw:text-box>
          </draw:frame>
          <draw:frame draw:style-name="gr5" draw:text-style-name="P6" draw:layer="layout" svg:width="3.351cm" svg:height="0.962cm" draw:transform="rotate (1.5707963267949) translate (0.108cm 8.589cm)">
            <draw:text-box>
              <text:p><text:span text:style-name="T1">Accuracy</text:span></text:p>
            </draw:text-box>
          </draw:frame>
        </draw:g>
        <draw:frame draw:style-name="gr1" draw:text-style-name="P1" draw:layer="layout" svg:width="14.233cm" svg:height="8.551cm" svg:x="13.8cm" svg:y="2.611cm">
          <draw:image xlink:href="Pictures/10000000000001E100000121B5EB1C848643CC90.png" xlink:type="simple" xlink:show="embed" xlink:actuate="onLoad">
            <text:p/>
          </draw:image>
        </draw:frame>
        <draw:frame draw:style-name="gr6" draw:text-style-name="P3" draw:layer="layout" svg:width="2.2cm" svg:height="0.962cm" svg:x="6.6cm" svg:y="12.6cm">
          <draw:text-box>
            <text:p text:style-name="P7"><text:span text:style-name="T1">(a)</text:span></text:p>
          </draw:text-box>
        </draw:frame>
        <draw:frame draw:style-name="gr6" draw:text-style-name="P3" draw:layer="layout" svg:width="5.4cm" svg:height="0.962cm" svg:x="17.8cm" svg:y="12.038cm">
          <draw:text-box>
            <text:p text:style-name="P7"><text:span text:style-name="T1">(b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1.722cm" svg:height="8.791cm" svg:x="1.2cm" svg:y="0.209cm">
          <draw:image xlink:href="Pictures/1000020100000280000001E057A5B8E946E13918.png" xlink:type="simple" xlink:show="embed" xlink:actuate="onLoad">
            <text:p/>
          </draw:image>
        </draw:frame>
        <draw:g>
          <draw:frame draw:style-name="gr1" draw:text-style-name="P1" draw:layer="layout" svg:width="11.255cm" svg:height="8.441cm" svg:x="12.745cm" svg:y="0.209cm">
            <draw:image xlink:href="Pictures/1000020100000280000001E071168A2B6098B618.png" xlink:type="simple" xlink:show="embed" xlink:actuate="onLoad">
              <text:p/>
            </draw:image>
          </draw:frame>
          <draw:frame draw:style-name="gr2" draw:text-style-name="P3" draw:layer="layout" svg:width="3.8cm" svg:height="0.962cm" svg:x="4.4cm" svg:y="8.838cm">
            <draw:text-box>
              <text:p text:style-name="P2"><text:span text:style-name="T1">(a)</text:span></text:p>
            </draw:text-box>
          </draw:frame>
          <draw:frame draw:style-name="gr2" draw:text-style-name="P3" draw:layer="layout" svg:width="3.8cm" svg:height="0.962cm" svg:x="16.4cm" svg:y="8.4cm">
            <draw:text-box>
              <text:p text:style-name="P2"><text:span text:style-name="T1">(b)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10:30:31.792562068</meta:creation-date>
    <dc:date>2018-10-24T13:54:19.629974723</dc:date>
    <meta:editing-duration>PT26M46S</meta:editing-duration>
    <meta:editing-cycles>4</meta:editing-cycles>
    <meta:generator>LibreOffice/5.4.6.2$Linux_X86_64 LibreOffice_project/40m0$Build-2</meta:generator>
    <meta:document-statistic meta:object-count="57"/>
  </office:meta>
</office:document-meta>
</file>